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Heading">
      <style:paragraph-properties style:snap-to-layout-grid="false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4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5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0ffcff"/>
    </style:style>
    <style:style style:name="P6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017b1"/>
    </style:style>
    <style:style style:name="P7" style:family="paragraph" style:parent-style-name="Standard" style:list-style-name="WW8Num2">
      <style:paragraph-properties>
        <style:tab-stops>
          <style:tab-stop style:position="0cm"/>
        </style:tab-stops>
      </style:paragraph-properties>
    </style:style>
    <style:style style:name="P8" style:family="paragraph" style:parent-style-name="Standard" style:list-style-name="WW8Num4">
      <style:paragraph-properties>
        <style:tab-stops>
          <style:tab-stop style:position="0cm"/>
        </style:tab-stops>
      </style:paragraph-properties>
    </style:style>
    <style:style style:name="P9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10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11" style:family="paragraph" style:parent-style-name="Table_20_Contents">
      <style:paragraph-properties style:snap-to-layout-grid="false"/>
      <style:text-properties officeooo:paragraph-rsid="000ffcff"/>
    </style:style>
    <style:style style:name="T1" style:family="text">
      <style:text-properties officeooo:rsid="000ffcff"/>
    </style:style>
    <style:style style:name="T2" style:family="text">
      <style:text-properties style:text-underline-style="solid" style:text-underline-width="auto" style:text-underline-color="font-color" officeooo:rsid="000ffcff"/>
    </style:style>
    <style:style style:name="T3" style:family="text">
      <style:text-properties style:text-underline-style="none" officeooo:rsid="000ffcff"/>
    </style:style>
    <style:style style:name="T4" style:family="text">
      <style:text-properties officeooo:rsid="001017b1"/>
    </style:style>
    <style:style style:name="T5" style:family="text">
      <style:text-properties officeooo:rsid="0010ec22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9" text:outline-level="2"><text:file-name text:display="name">UC03.07.00 - Emitir Espelho de Alocação de Professor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3" office:value-type="date" office:date-value="2011-04-23">
            <text:p text:style-name="P11"><text:span text:style-name="T1">23/04/11</text:span></text:p>
          </table:table-cell>
          <table:table-cell table:style-name="Tabela1.A2" office:value-type="string">
            <text:p text:style-name="P11"><text:span text:style-name="T1">Marcio Belo</text:span>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0" text:outline-level="3">Pré-condições</text:h>
      <text:list xml:id="list753175655" text:style-name="WW8Num5">
        <text:list-item>
          <text:p text:style-name="P5"><text:span text:style-name="T1">O usuário autenticado deve ter permissão de acesso nessa funcionalidade;</text:span></text:p>
        </text:list-item>
        <text:list-item>
          <text:p text:style-name="P5"><text:span text:style-name="T1">O usuário acionou a opção Emissão &gt;&gt; Emitir espelho de alocação de professor;</text:span></text:p>
        </text:list-item>
      </text:list>
      <text:list xml:id="list57264589" text:style-name="WW8Num2">
        <text:list-header>
          <text:p text:style-name="P7"/>
        </text:list-header>
      </text:list>
      <text:h text:style-name="P10" text:outline-level="3">Atores</text:h>
      <text:p text:style-name="Text_20_body">Coordenador (primário)</text:p>
      <text:h text:style-name="P10" text:outline-level="3">Fluxo Principal</text:h>
      <text:list xml:id="list1890261274" text:continue-list="list753175655" text:style-name="WW8Num5">
        <text:list-item text:start-value="1">
          <text:p text:style-name="P6"><text:span text:style-name="T4">Sistema solicita o curso;</text:span></text:p>
        </text:list-item>
        <text:list-item>
          <text:p text:style-name="P6"><text:span text:style-name="T4">Usuário informa o curso;</text:span></text:p>
        </text:list-item>
        <text:list-item>
          <text:p text:style-name="P6"><text:span text:style-name="T4">Sistema exibe uma lista de períodos letivos do curso selecionado (P.ex. 2011.1), em ordem cronológica inversa;</text:span></text:p>
        </text:list-item>
        <text:list-item>
          <text:p text:style-name="P6"><text:span text:style-name="T4">Usuário informa o período letivo;</text:span></text:p>
        </text:list-item>
        <text:list-item>
          <text:p text:style-name="P6"><text:span text:style-name="T4">Sistema exibe a lista de professores cadastrados no sistema;</text:span></text:p>
        </text:list-item>
        <text:list-item>
          <text:p text:style-name="P6"><text:span text:style-name="T4">Usuário informa o professor para o qual deseja emitir o espelho;</text:span></text:p>
        </text:list-item>
        <text:list-item>
          <text:p text:style-name="P6"><text:span text:style-name="T4">Sistema emite o espelho de alocação</text:span></text:p>
          <text:list>
            <text:list-item>
              <text:p text:style-name="P6"><text:span text:style-name="T4">No cabeçalho o sistema exibe:</text:span></text:p>
              <text:list>
                <text:list-item>
                  <text:p text:style-name="P6"><text:span text:style-name="T4">Sigla do curso</text:span></text:p>
                </text:list-item>
                <text:list-item>
                  <text:p text:style-name="P6"><text:span text:style-name="T4">Período letivo</text:span></text:p>
                </text:list-item>
                <text:list-item>
                  <text:p text:style-name="P6"><text:span text:style-name="T4">Nome do professor</text:span></text:p>
                </text:list-item>
              </text:list>
            </text:list-item>
            <text:list-item>
              <text:p text:style-name="P6"><text:span text:style-name="T4">Para cada tempo de aula, o sistema informa:</text:span></text:p>
              <text:list>
                <text:list-item>
                  <text:p text:style-name="P6"><text:span text:style-name="T4">Se o professor não estiver alocado, exibe o tempo em branco.</text:span></text:p>
                </text:list-item>
                <text:list-item>
                  <text:p text:style-name="P6"><text:span text:style-name="T4">Se o professor estiver alocado, exibe a sigla da disciplina e a matrícula do professor que foi alocado</text:span></text:p>
                </text:list-item>
              </text:list>
            </text:list-item>
            <text:list-item>
              <text:p text:style-name="P6"><text:span text:style-name="T4">No rodapé, o sistema exibe, para cada matrícula do professor:</text:span></text:p>
              <text:list>
                <text:list-item>
                  <text:p text:style-name="P6"><text:span text:style-name="T4">Matrícula</text:span></text:p>
                </text:list-item>
                <text:list-item>
                  <text:p text:style-name="P6"><text:span text:style-name="T4">Carga horária da matrícula</text:span></text:p>
                </text:list-item>
                <text:list-item>
                  <text:p text:style-name="P6"><text:span text:style-name="T4">A quantidade de tempos de aula alocados</text:span></text:p>
                </text:list-item>
              </text:list>
            </text:list-item>
          </text:list>
        </text:list-item>
      </text:list>
      <text:h text:style-name="P10" text:outline-level="3">Pós-condições</text:h>
      <text:list xml:id="list247032014" text:continue-list="list1890261274" text:style-name="WW8Num5">
        <text:list-item text:start-value="1">
          <text:p text:style-name="P5"><text:span text:style-name="T1">O sistema emitiu o espelho de alocação do professor;</text:span></text:p>
        </text:list-item>
        <text:list-item>
          <text:p text:style-name="P5"><text:span text:style-name="T1">O sistema registrou no log de auditoria para o usuário logado a seguinte mensagem: “Emitido o espelho de alocação do professor </text:span><text:span text:style-name="T2">FULANO DE TAL</text:span><text:span text:style-name="T3">”.</text:span></text:p>
        </text:list-item>
      </text:list>
      <text:h text:style-name="P10" text:outline-level="3">Regras de Negócio</text:h>
      <text:p text:style-name="P3">Não aplic<text:span text:style-name="T5">áv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1-04-23T12:16:02</dc:date>
    <meta:editing-cycles>10</meta:editing-cycles>
    <meta:editing-duration>PT00H35M53S</meta:editing-duration>
    <meta:generator>OpenOffice.org/3.2$Linux OpenOffice.org_project/320m19$Build-9505</meta:generator>
    <meta:document-statistic meta:table-count="1" meta:image-count="0" meta:object-count="0" meta:page-count="1" meta:paragraph-count="37" meta:word-count="240" meta:character-count="1407"/>
    <meta:user-defined meta:name="_DocHome" meta:value-type="float">1971586133</meta:user-defined>
  </office:meta>
</office:document-meta>
</file>